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CJK SC" svg:font-family="'Noto Sans CJK SC'" style:font-pitch="variable"/>
    <style:font-face style:name="Noto Sans Mono CJK SC" svg:font-family="'Noto Sans Mono CJK SC'" style:font-family-generic="modern"/>
    <style:font-face style:name="Noto Serif CJK SC" svg:font-family="'Noto Serif CJK SC'" style:font-pitch="variable"/>
    <style:font-face style:name="Noto Serif CJK SC1" svg:font-family="'Noto Serif CJK SC'" style:font-family-generic="system" style:font-pitch="variable"/>
    <style:font-face style:name="OpenSymbol" svg:font-family="OpenSymbol, 'Arial Unicode MS'" style:font-charset="x-symbol"/>
    <style:font-face style:name="Symbol" svg:font-family="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fo:font-weight="bold" style:font-weight-asian="bold"/>
    </style:style>
    <style:style style:name="P2" style:family="paragraph" style:parent-style-name="Standard">
      <style:text-properties fo:font-weight="bold" style:font-weight-asian="bold"/>
    </style:style>
    <style:style style:name="P3" style:family="paragraph" style:parent-style-name="Standard">
      <style:paragraph-properties fo:margin-left="1.244cm" fo:margin-right="0cm" fo:text-indent="-1.244cm" style:auto-text-indent="false"/>
    </style:style>
    <style:style style:name="P4" style:family="paragraph" style:parent-style-name="Standard">
      <style:paragraph-properties fo:margin-left="1.244cm" fo:margin-right="0cm" fo:text-indent="0cm" style:auto-text-indent="false"/>
    </style:style>
    <style:style style:name="P5" style:family="paragraph" style:parent-style-name="Standard">
      <style:paragraph-properties fo:margin-left="1.244cm" fo:margin-right="0cm" fo:text-indent="0.005cm" style:auto-text-indent="false"/>
    </style:style>
    <style:style style:name="P6" style:family="paragraph" style:parent-style-name="Standard">
      <style:paragraph-properties fo:margin-left="2.498cm" fo:margin-right="0cm" fo:text-indent="0cm" style:auto-text-indent="false"/>
    </style:style>
    <style:style style:name="P7" style:family="paragraph" style:parent-style-name="Standard">
      <style:paragraph-properties fo:margin-left="3.747cm" fo:margin-right="0cm" fo:text-indent="0cm" style:auto-text-indent="false"/>
    </style:style>
    <style:style style:name="P8" style:family="paragraph" style:parent-style-name="Standard">
      <style:paragraph-properties fo:margin-left="2.492cm" fo:margin-right="0cm" fo:text-indent="0.005cm" style:auto-text-indent="false"/>
    </style:style>
    <style:style style:name="P9" style:family="paragraph" style:parent-style-name="Standard">
      <style:paragraph-properties fo:margin-left="2.487cm" fo:margin-right="0cm" fo:text-indent="0.005cm" style:auto-text-indent="false"/>
    </style:style>
    <style:style style:name="P10" style:family="paragraph" style:parent-style-name="Standard">
      <style:paragraph-properties fo:margin-left="2.482cm" fo:margin-right="0cm" fo:text-indent="0.005cm" style:auto-text-indent="false"/>
    </style:style>
    <style:style style:name="P11" style:family="paragraph" style:parent-style-name="Standard">
      <style:paragraph-properties fo:margin-left="2.477cm" fo:margin-right="0cm" fo:text-indent="0.005cm" style:auto-text-indent="false"/>
    </style:style>
    <style:style style:name="P12" style:family="paragraph" style:parent-style-name="Standard">
      <style:paragraph-properties fo:margin-left="1.244cm" fo:margin-right="0cm" fo:text-indent="-1.244cm" style:auto-text-indent="false"/>
      <style:text-properties officeooo:rsid="001d21ab" officeooo:paragraph-rsid="001d21ab"/>
    </style:style>
    <style:style style:name="P13" style:family="paragraph" style:parent-style-name="Text_20_body" style:list-style-name="WW8Num1">
      <style:paragraph-properties fo:margin-left="1.251cm" fo:margin-right="0cm" fo:text-indent="-0.499cm" style:auto-text-indent="false">
        <style:tab-stops>
          <style:tab-stop style:position="0cm"/>
        </style:tab-stops>
      </style:paragraph-properties>
    </style:style>
    <style:style style:name="P14" style:family="paragraph" style:parent-style-name="Text_20_body" style:list-style-name="WW8Num1">
      <style:paragraph-properties fo:margin-left="2.501cm" fo:margin-right="0cm" fo:text-indent="-0.499cm" style:auto-text-indent="false">
        <style:tab-stops>
          <style:tab-stop style:position="0cm"/>
        </style:tab-stops>
      </style:paragraph-properties>
    </style:style>
    <style:style style:name="P15" style:family="paragraph" style:parent-style-name="Text_20_body" style:list-style-name="WW8Num1">
      <style:paragraph-properties fo:margin-left="3.752cm" fo:margin-right="0cm" fo:text-indent="-0.499cm" style:auto-text-indent="false">
        <style:tab-stops>
          <style:tab-stop style:position="0cm"/>
        </style:tab-stops>
      </style:paragraph-properties>
    </style:style>
    <style:style style:name="P16" style:family="paragraph" style:parent-style-name="Text_20_body" style:list-style-name="WW8Num2">
      <style:paragraph-properties fo:margin-left="1.251cm" fo:margin-right="0cm" fo:text-indent="-0.499cm" style:auto-text-indent="false">
        <style:tab-stops>
          <style:tab-stop style:position="0cm"/>
        </style:tab-stops>
      </style:paragraph-properties>
    </style:style>
    <style:style style:name="P17" style:family="paragraph" style:parent-style-name="Text_20_body" style:list-style-name="WW8Num2">
      <style:paragraph-properties fo:margin-left="2.501cm" fo:margin-right="0cm" fo:text-indent="-0.499cm" style:auto-text-indent="false">
        <style:tab-stops>
          <style:tab-stop style:position="0cm"/>
        </style:tab-stops>
      </style:paragraph-properties>
    </style:style>
    <style:style style:name="P18" style:family="paragraph" style:parent-style-name="Text_20_body" style:list-style-name="WW8Num3">
      <style:paragraph-properties fo:margin-left="1.251cm" fo:margin-right="0cm" fo:text-indent="-0.499cm" style:auto-text-indent="false">
        <style:tab-stops>
          <style:tab-stop style:position="0cm"/>
        </style:tab-stops>
      </style:paragraph-properties>
    </style:style>
    <style:style style:name="P19" style:family="paragraph" style:parent-style-name="Text_20_body" style:list-style-name="WW8Num3">
      <style:paragraph-properties fo:margin-left="2.501cm" fo:margin-right="0cm" fo:text-indent="-0.499cm" style:auto-text-indent="false">
        <style:tab-stops>
          <style:tab-stop style:position="0cm"/>
        </style:tab-stops>
      </style:paragraph-properties>
    </style:style>
    <style:style style:name="P20" style:family="paragraph" style:parent-style-name="Text_20_body" style:list-style-name="WW8Num4">
      <style:paragraph-properties fo:margin-left="1.251cm" fo:margin-right="0cm" fo:text-indent="-0.499cm" style:auto-text-indent="false">
        <style:tab-stops>
          <style:tab-stop style:position="0cm"/>
        </style:tab-stops>
      </style:paragraph-properties>
    </style:style>
    <style:style style:name="T1" style:family="text">
      <style:text-properties fo:font-weight="bold" style:font-weight-asian="bold"/>
    </style:style>
    <style:style style:name="T2" style:family="text">
      <style:text-properties officeooo:rsid="001ee8b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S ARRAYS</text:p>
      <text:p text:style-name="P1"/>
      <text:p text:style-name="P2"/>
      <text:p text:style-name="P3">1º<text:tab/>Dado el vector T de tamaño n. Si el tamaño es par invertir los elementos de la <text:s/>mitad de los elementos</text:p>
      <text:p text:style-name="Standard"/>
      <text:list text:style-name="WW8Num1">
        <text:list-item>
          <text:p text:style-name="P13"><text:span text:style-name="Strong_20_Emphasis">Definir la Clase y el Método Principal</text:span>:</text:p>
          <text:list>
            <text:list-item>
              <text:p text:style-name="P14"><text:span text:style-name="Source_20_Text">public class Arrays {</text:span>: Esto inicia la definición de una clase llamada <text:span text:style-name="Source_20_Text">Arrays</text:span>. Piensa en una clase como un molde para crear objetos en programación.</text:p>
            </text:list-item>
            <text:list-item>
              <text:p text:style-name="P14"><text:span text:style-name="Source_20_Text">public static void main(String[] args) {</text:span>: Aquí estamos definiendo el "método principal" llamado <text:span text:style-name="Source_20_Text">main</text:span>. Este es el punto de entrada de cualquier programa en Java. Piensa en esto como la puerta principal de una casa.</text:p>
            </text:list-item>
          </text:list>
        </text:list-item>
        <text:list-item>
          <text:p text:style-name="P13"><text:span text:style-name="Strong_20_Emphasis">Crear y Definir el Vector (Array)</text:span>:</text:p>
          <text:list>
            <text:list-item>
              <text:p text:style-name="P14"><text:span text:style-name="Source_20_Text">int[] T = {1, 2, 3, 4, 5, 6, 7, 10};</text:span>: Aquí creamos un vector (o array) llamado <text:span text:style-name="Source_20_Text">T</text:span> que contiene números enteros (1, 2, 3, etc.). Un vector es como una fila de cajas, donde cada caja puede guardar un número.</text:p>
            </text:list-item>
            <text:list-item>
              <text:p text:style-name="P14"><text:span text:style-name="Source_20_Text">int n = T.length;</text:span>: Esto es para averiguar cuántas cajas hay en nuestra fila. <text:span text:style-name="Source_20_Text">T.length</text:span> nos da el número de elementos en el vector <text:span text:style-name="Source_20_Text">T</text:span>.</text:p>
            </text:list-item>
          </text:list>
        </text:list-item>
        <text:list-item>
          <text:p text:style-name="P13"><text:span text:style-name="Strong_20_Emphasis">Comprobar si el Tamaño del Vector es Par</text:span>:</text:p>
          <text:list>
            <text:list-item>
              <text:p text:style-name="P14"><text:span text:style-name="Source_20_Text">if (n % 2 == 0) {</text:span>: Aquí estamos preguntando: "¿Es par el número de cajas en nuestra fila?". El símbolo <text:span text:style-name="Source_20_Text">%</text:span> se usa para obtener el resto de una división. Si el resto de dividir <text:span text:style-name="Source_20_Text">n</text:span> entre 2 es 0, entonces <text:span text:style-name="Source_20_Text">n</text:span> es un número par.</text:p>
            </text:list-item>
          </text:list>
        </text:list-item>
        <text:list-item>
          <text:p text:style-name="P13"><text:span text:style-name="Strong_20_Emphasis">Invertir la Mitad de los Elementos</text:span>:</text:p>
          <text:list>
            <text:list-item>
              <text:p text:style-name="P14"><text:span text:style-name="Source_20_Text">for (int i = 0; i &lt; n / 2; i++) {</text:span>: Esto inicia un bucle. Imagina que estás caminando a lo largo de la mitad de tu fila de cajas, desde la primera caja (<text:span text:style-name="Source_20_Text">i = 0</text:span>) hasta la mitad (<text:span text:style-name="Source_20_Text">n / 2</text:span>).</text:p>
            </text:list-item>
            <text:list-item>
              <text:p text:style-name="P14">Dentro del bucle, cada paso hace lo siguiente:</text:p>
              <text:list>
                <text:list-item>
                  <text:p text:style-name="P15"><text:span text:style-name="Source_20_Text">int temp = T[i];</text:span>: Guardamos el número en la caja actual (la caja <text:span text:style-name="Source_20_Text">i</text:span>) en una variable temporal llamada <text:span text:style-name="Source_20_Text">temp</text:span>. Es como sacar algo de una caja y sostenerlo en tu mano.</text:p>
                </text:list-item>
                <text:list-item>
                  <text:p text:style-name="P15"><text:span text:style-name="Source_20_Text">T[i] = T[n / 2 + i];</text:span>: Movemos el número de una caja de la segunda mitad a la caja actual.</text:p>
                </text:list-item>
                <text:list-item>
                  <text:p text:style-name="P15"><text:soft-page-break/><text:span text:style-name="Source_20_Text">T[n / 2 + i] = temp;</text:span>: Colocamos el número que teníamos en nuestra mano (el original de la caja actual) en la caja correspondiente de la segunda mitad.</text:p>
                </text:list-item>
              </text:list>
            </text:list-item>
          </text:list>
        </text:list-item>
        <text:list-item>
          <text:p text:style-name="P13"><text:span text:style-name="Strong_20_Emphasis">Imprimir el Vector Resultante</text:span>:</text:p>
          <text:list>
            <text:list-item>
              <text:p text:style-name="P14"><text:span text:style-name="Source_20_Text">for (int i = 0; i &lt; n; i++) {</text:span>: Esto es otro bucle que pasa por cada caja de la fila.</text:p>
            </text:list-item>
            <text:list-item>
              <text:p text:style-name="P14"><text:span text:style-name="Source_20_Text">System.out.print(T[i] + " ");</text:span>: Imprimimos el número en cada caja seguido de un espacio. Es como si estuviéramos leyendo los números en cada caja, uno por uno.</text:p>
            </text:list-item>
          </text:list>
        </text:list-item>
      </text:list>
      <text:p text:style-name="Text_20_body">El resultado de este programa será la impresión del vector <text:span text:style-name="Source_20_Text">T</text:span> después de haber intercambiado los números de la primera mitad con los de la segunda mitad, pero solo si el número total de cajas es par. Si el número de cajas es impar, no cambiamos nada y simplemente imprimimos el vector como está.</text:p>
      <text:p text:style-name="Standard"/>
      <text:p text:style-name="Standard"/>
      <text:p text:style-name="Standard">2º<text:tab/>Dado un polinomio evaluarlo en el punto x (todo en un vector).</text:p>
      <text:p text:style-name="Standard"/>
      <text:p text:style-name="Text_20_body">¡Entendido! Vamos a abordar el ejercicio sobre evaluar un polinomio en un punto específico <text:span text:style-name="Source_20_Text">x</text:span>, utilizando un vector (array) para representar los coeficientes del polinomio. Antes de comenzar, es importante entender cómo se representa un polinomio en un vector y cómo se evalúa matemáticamente.</text:p>
      <text:h text:style-name="Heading_20_3" text:outline-level="3">Representación de un Polinomio</text:h>
      <text:p text:style-name="Text_20_body">Supongamos que tenemos un polinomio de grado <text:span text:style-name="Source_20_Text">n</text:span>. Podemos representar este polinomio como un array donde cada elemento del array es un coeficiente del polinomio. Por ejemplo, para un polinomio <text:span text:style-name="Source_20_Text">5x^3 + 3x^2 + 2x + 1</text:span>, podríamos tener un array <text:span text:style-name="Source_20_Text">[5, 3, 2, 1]</text:span>.</text:p>
      <text:h text:style-name="Heading_20_3" text:outline-level="3">Evaluación de un Polinomio</text:h>
      <text:p text:style-name="Text_20_body">Para evaluar este polinomio en un punto <text:span text:style-name="Source_20_Text">x</text:span>, utilizamos el siguiente procedimiento:</text:p>
      <text:list text:style-name="WW8Num2">
        <text:list-item>
          <text:p text:style-name="P16">Empezar con un valor total inicial de 0.</text:p>
        </text:list-item>
        <text:list-item>
          <text:p text:style-name="P16">Para cada coeficiente, multiplicarlo por <text:span text:style-name="Source_20_Text">x</text:span> elevado a la potencia correspondiente y sumarlo al total.</text:p>
          <text:list>
            <text:list-item>
              <text:p text:style-name="P17">La potencia depende de la posición del coeficiente en el array. Por ejemplo, para el primer coeficiente (en este caso 5), la potencia sería 3 (ya que es un polinomio de grado 3 y es el primer término).</text:p>
            </text:list-item>
          </text:list>
        </text:list-item>
      </text:list>
      <text:p text:style-name="Text_20_body"><text:span text:style-name="Strong_20_Emphasis">Explicación</text:span>:</text:p>
      <text:list text:style-name="WW8Num3">
        <text:list-item>
          <text:p text:style-name="P18"><text:span text:style-name="Source_20_Text">int[] coeficientes = {5, 3, 2, 1};</text:span>: Define los coeficientes del polinomio.</text:p>
        </text:list-item>
        <text:list-item>
          <text:p text:style-name="P18"><text:soft-page-break/><text:span text:style-name="Source_20_Text">int x = 2;</text:span>: Es el valor de <text:span text:style-name="Source_20_Text">x</text:span> en el que queremos evaluar el polinomio.</text:p>
        </text:list-item>
        <text:list-item>
          <text:p text:style-name="P18">La función <text:span text:style-name="Source_20_Text">evaluarPolinomio</text:span> toma el array de coeficientes y el valor de <text:span text:style-name="Source_20_Text">x</text:span>.</text:p>
          <text:list>
            <text:list-item>
              <text:p text:style-name="P19">Dentro de esta función, usamos un bucle <text:span text:style-name="Source_20_Text">for</text:span> para iterar sobre cada coeficiente.</text:p>
            </text:list-item>
            <text:list-item>
              <text:p text:style-name="P19"><text:span text:style-name="Source_20_Text">Math.pow(x, grado - i)</text:span> calcula <text:span text:style-name="Source_20_Text">x</text:span> elevado a la potencia correspondiente.</text:p>
            </text:list-item>
            <text:list-item>
              <text:p text:style-name="P19">Sumamos el resultado de cada término al total.</text:p>
            </text:list-item>
          </text:list>
        </text:list-item>
      </text:list>
      <text:p text:style-name="Text_20_body">El resultado del programa será el valor del polinomio en el punto especificado <text:span text:style-name="Source_20_Text">x</text:span>. Por ejemplo, si <text:span text:style-name="Source_20_Text">x = 2</text:span>, el programa calculará el valor de <text:span text:style-name="Source_20_Text">5*2^3 + 3*2^2 + 2*2 + 1</text:span>.</text:p>
      <text:p text:style-name="Text_20_body">El resultado del polinomio 5x3+3x2+2x+1 cuando x=2 es 57.</text:p>
      <text:p text:style-name="Text_20_body">Esto se calcula de la siguiente manera:</text:p>
      <text:list text:style-name="WW8Num4">
        <text:list-item>
          <text:p text:style-name="P20">Para x3: 5×23=5×8=40</text:p>
        </text:list-item>
        <text:list-item>
          <text:p text:style-name="P20">Para x2: 3×22=3×4=12</text:p>
        </text:list-item>
        <text:list-item>
          <text:p text:style-name="P20">Para x: 2×2=4</text:p>
        </text:list-item>
        <text:list-item>
          <text:p text:style-name="P20">El término constante es 1.</text:p>
        </text:list-item>
      </text:list>
      <text:p text:style-name="Text_20_body"/>
      <text:p text:style-name="Standard"/>
      <text:p text:style-name="Standard"/>
      <text:p text:style-name="Standard">3º<text:tab/>Dadas dos matrices A y B intercambiar los mínimos de A con los máximos de B</text:p>
      <text:p text:style-name="Standard"/>
      <text:p text:style-name="Standard">4º<text:tab/>Dada una matriz cuadrada invertir su diagonal principal.</text:p>
      <text:p text:style-name="Standard"/>
      <text:p text:style-name="Standard">5º<text:tab/>Dada una matriz cuadrada invertir su diagonal secundaria.</text:p>
      <text:p text:style-name="Standard"/>
      <text:p text:style-name="P3">6º<text:tab/>Ordenar un vector de dimensión n. Pedir por el teclado la dimensión y los valores del vector.</text:p>
      <text:p text:style-name="P3"/>
      <text:p text:style-name="P3">7º<text:tab/>Dada una matriz intercambiar los elementos de la primera columna con la ultima columna</text:p>
      <text:p text:style-name="P12"><text:tab/>hecho</text:p>
      <text:p text:style-name="P3"/>
      <text:p text:style-name="P3">8º<text:tab/>Contar el numero de dígitos de cada elemento de una matriz.</text:p>
      <text:p text:style-name="P3"><text:tab/><text:span text:style-name="T2">hecho</text:span></text:p>
      <text:p text:style-name="P3"/>
      <text:p text:style-name="P3">9º<text:tab/>Dada la matriz de m*n y el vector de tamaño n, determinar que columna de la matriz es igual al vector.</text:p>
      <text:p text:style-name="P3"/>
      <text:p text:style-name="P3"/>
      <text:p text:style-name="P3">10º<text:tab/>Crear un vector entero en donde almacene 10 número e imprimir dicho números.</text:p>
      <text:p text:style-name="P3"/>
      <text:p text:style-name="P3"><text:soft-page-break/>11º<text:tab/>Crear un vector de tipo cadena que almacene 10 elementos e imprimir la palabra java seguido del número de elemento.</text:p>
      <text:p text:style-name="P3"/>
      <text:p text:style-name="P3">public class BusquedaEnArreglo {</text:p>
      <text:p text:style-name="P3"><text:s text:c="4"/>public static void main(String[] args) {</text:p>
      <text:p text:style-name="P3"><text:s text:c="8"/>// Definir una matriz unidimensional (arreglo) de ejemplo</text:p>
      <text:p text:style-name="P3"><text:s text:c="8"/>int[] arreglo = {1, 2, 3, 4, 5};</text:p>
      <text:p text:style-name="P3"><text:s text:c="8"/>int numeroBuscado = 4; <text:s/>// Definir el número que queremos buscar</text:p>
      <text:p text:style-name="P3"/>
      <text:p text:style-name="P3"><text:s text:c="8"/>// Llamar al método buscarNumero y almacenar el resultado en una variable</text:p>
      <text:p text:style-name="P3"><text:s text:c="8"/>String resultado = buscarNumero(arreglo, numeroBuscado);</text:p>
      <text:p text:style-name="P3"/>
      <text:p text:style-name="P3"><text:s text:c="8"/>// Imprimir el resultado</text:p>
      <text:p text:style-name="P3"><text:s text:c="8"/>System.out.println(resultado);</text:p>
      <text:p text:style-name="P3"><text:s text:c="4"/>}</text:p>
      <text:p text:style-name="P3"/>
      <text:p text:style-name="P3"><text:s text:c="4"/>// Método para buscar un número en el arreglo y devolver su ubicación</text:p>
      <text:p text:style-name="P3"><text:s text:c="4"/>public static String buscarNumero(int[] arreglo, int numero) {</text:p>
      <text:p text:style-name="P3"><text:s text:c="8"/>for (int indice = 0; indice &lt; arreglo.length; indice++) {</text:p>
      <text:p text:style-name="P3"><text:s text:c="12"/>// Si el número en la posición actual es igual al número buscado</text:p>
      <text:p text:style-name="P3"><text:s text:c="12"/>if (arreglo[indice] == numero) {</text:p>
      <text:p text:style-name="P3"><text:s text:c="16"/>// Devolver la ubicación del número encontrado</text:p>
      <text:p text:style-name="P3"><text:s text:c="16"/>return "Número encontrado en la posición: [" + indice + "]";</text:p>
      <text:p text:style-name="P3"><text:s text:c="12"/>}</text:p>
      <text:p text:style-name="P3"><text:s text:c="8"/>}</text:p>
      <text:p text:style-name="P3"><text:s text:c="8"/>// Si el número no se encuentra en el arreglo</text:p>
      <text:p text:style-name="P3"><text:s text:c="8"/>return "Número no encontrado en el arreglo.";</text:p>
      <text:p text:style-name="P3"><text:s text:c="4"/>}</text:p>
      <text:p text:style-name="P3">}</text:p>
      <text:p text:style-name="P3"/>
      <text:p text:style-name="P3"/>
      <text:p text:style-name="P3">public class BusquedaMatriz {</text:p>
      <text:p text:style-name="P3"><text:s text:c="4"/>public static void main(String[] args) {</text:p>
      <text:p text:style-name="P3"><text:s text:c="8"/>// Definir una matriz de ejemplo</text:p>
      <text:p text:style-name="P3"><text:s text:c="8"/>int[][] matriz = {</text:p>
      <text:p text:style-name="P3"><text:s text:c="12"/>{1, 2, 3},</text:p>
      <text:p text:style-name="P3"><text:s text:c="12"/>{4, 5, 6},</text:p>
      <text:p text:style-name="P3"><text:s text:c="12"/>{7, 8, 9}</text:p>
      <text:p text:style-name="P3"><text:s text:c="8"/>};</text:p>
      <text:p text:style-name="P3"><text:s text:c="8"/>int numeroBuscado = 5; <text:s/>// Definir el número que queremos buscar</text:p>
      <text:p text:style-name="P3"/>
      <text:p text:style-name="P3"><text:s text:c="8"/>// Llamar al método buscarNumero y almacenar el resultado en una variable</text:p>
      <text:p text:style-name="P3"><text:s text:c="8"/>String resultado = buscarNumero(matriz, numeroBuscado);</text:p>
      <text:p text:style-name="P3"/>
      <text:p text:style-name="P3"><text:s text:c="8"/>// Imprimir el resultado</text:p>
      <text:p text:style-name="P3"><text:s text:c="8"/>System.out.println(resultado);</text:p>
      <text:p text:style-name="P3"><text:s text:c="4"/>}</text:p>
      <text:p text:style-name="P3"/>
      <text:p text:style-name="P3"><text:s text:c="4"/>// Método para buscar un número en la matriz y devolver su ubicación</text:p>
      <text:p text:style-name="P3"><text:s text:c="4"/>public static String buscarNumero(int[][] matriz, int numero) {</text:p>
      <text:p text:style-name="P3"><text:soft-page-break/><text:s text:c="8"/>for (int fila = 0; fila &lt; matriz.length; fila++) {</text:p>
      <text:p text:style-name="P3"><text:s text:c="12"/>for (int columna = 0; columna &lt; matriz[fila].length; columna++) {</text:p>
      <text:p text:style-name="P3"><text:s text:c="16"/>// Si el número en la posición actual es igual al número buscado</text:p>
      <text:p text:style-name="P3"><text:s text:c="16"/>if (matriz[fila][columna] == numero) {</text:p>
      <text:p text:style-name="P3"><text:s text:c="20"/>// Devolver la ubicación del número encontrado</text:p>
      <text:p text:style-name="P3"><text:s text:c="20"/>return "Número encontrado en la posición: [" + fila + "][" + columna + "]";</text:p>
      <text:p text:style-name="P3"><text:s text:c="16"/>}</text:p>
      <text:p text:style-name="P3"><text:s text:c="12"/>}</text:p>
      <text:p text:style-name="P3"><text:s text:c="8"/>}</text:p>
      <text:p text:style-name="P3"><text:s text:c="8"/>// Si el número no se encuentra en la matriz</text:p>
      <text:p text:style-name="P3"><text:s text:c="8"/>return "Número no encontrado en la matriz.";</text:p>
      <text:p text:style-name="P3"><text:s text:c="4"/>}</text:p>
      <text:p text:style-name="P3">}</text:p>
      <text:p text:style-name="P3"/>
      <text:p text:style-name="P3">12º<text:tab/>Crear una aplicación que imprima la siguiente matriz.</text:p>
      <text:p text:style-name="P5">11 <text:s text:c="2"/>12 <text:s text:c="2"/>13 <text:s text:c="2"/>14 <text:s text:c="2"/>15</text:p>
      <text:p text:style-name="P4">21 <text:s text:c="2"/>22 <text:s text:c="2"/>23 <text:s text:c="2"/>24 <text:s text:c="2"/>25</text:p>
      <text:p text:style-name="P4">31 <text:s text:c="2"/>32 <text:s text:c="2"/>33 <text:s text:c="2"/>34 <text:s text:c="2"/>35</text:p>
      <text:p text:style-name="P3"/>
      <text:p text:style-name="P3">13º<text:tab/>Crear la siguiente matriz unidad, como se muestra la gráfica</text:p>
      <text:p text:style-name="P4">1.0 <text:s text:c="2"/>0.0 <text:s text:c="2"/>0.0 <text:s text:c="2"/>0.0</text:p>
      <text:p text:style-name="P4">0.0 <text:s text:c="2"/>1.0 <text:s text:c="2"/>0.0 <text:s text:c="2"/>0.0</text:p>
      <text:p text:style-name="P4">0.0 <text:s text:c="2"/>0.0 <text:s text:c="2"/>1.0 <text:s text:c="2"/>0.0</text:p>
      <text:p text:style-name="P4">0.0 <text:s text:c="2"/>0.0 <text:s text:c="2"/>0.0 <text:s text:c="2"/>1.0</text:p>
      <text:p text:style-name="P3"/>
      <text:p text:style-name="P3">14º <text:tab/>Crear una aplicación para buscar un número en una matriz, e imprimir la ubicación de dicho número.</text:p>
      <text:p text:style-name="P3"/>
      <text:p text:style-name="P3"/>
      <text:p text:style-name="P3">15º <text:tab/>Crear una aplicación que busque el número más grande del array y (a posición que ocupa.</text:p>
      <text:p text:style-name="P3"/>
      <text:p text:style-name="P3">16º <text:tab/>Crear un vector para cargar 5 numero, e imprimir el mayor, menor, medio y la lista ordenada de menor a mayor</text:p>
      <text:p text:style-name="P3"/>
      <text:p text:style-name="P3">17º <text:tab/>Crear dos vectores un par y otro impar, dentro de cada vector debe contener 5 números, imprimir cada vector con su respectiva</text:p>
      <text:p text:style-name="P3"/>
      <text:p text:style-name="P3">18º<text:tab/> Leer 10 enteros, almacenarlos en un vector y determinar en qué posición del vector está el mayor número leído. </text:p>
      <text:p text:style-name="P3"/>
      <text:p text:style-name="P3">19º<text:tab/>Leer 10 enteros, almacenarlos en un vector y determinar en qué posición del vector está el mayor número primo leído. </text:p>
      <text:p text:style-name="P3"/>
      <text:p text:style-name="P3">20º<text:tab/> Almacenar en un vector de 10 posiciones los 10 números primos comprendidos entre 100 y 300. Luego mostrarlos en pantalla. </text:p>
      <text:p text:style-name="P3"/>
      <text:p text:style-name="P3">21º<text:tab/>Leer 10 números enteros, almacenarlos en un vector y determinar en qué posiciones se encuentran los números terminados en 4. </text:p>
      <text:p text:style-name="P3"/>
      <text:p text:style-name="P3"><text:soft-page-break/>22º<text:tab/>Leer 10 números enteros, almacenarlos en un vector y determinar cuántas veces está repetido el mayor. </text:p>
      <text:p text:style-name="P3"/>
      <text:p text:style-name="P3">23º<text:tab/> Leer 10 números enteros, almacenarlos en un vector y determinar si el promedio entero de estos datos está almacenado en el vector. </text:p>
      <text:p text:style-name="P3"/>
      <text:p text:style-name="P3">24º<text:tab/> Leer 10 números enteros, almacenarlos en un vector y determinar en qué posición está el número cuya suma de dígitos sea la mayor. </text:p>
      <text:p text:style-name="P3"/>
      <text:p text:style-name="P3">25º<text:tab/>Leer 10 números enteros, almacenarlos en un vector y calcularle el factorial a cada uno de los números leídos almacenándolos en otro vector. </text:p>
      <text:p text:style-name="P3"/>
      <text:p text:style-name="P3">26º<text:tab/>Leer 10 números enteros, almacenarlos en un vector y mostrar en pantalla todos los enteros comprendidos entre 1 y cada uno de los números almacenados en el vector. </text:p>
      <text:p text:style-name="P3">27º<text:tab/> Con base en una encuesta realizada a N estudiantes (N&lt;=50) en una Universidad donde se solicitó la siguiente información: CÉDULA, SEXO, SUELDO, TRABAJA. Donde: </text:p>
      <text:p text:style-name="P3"/>
      <text:p text:style-name="P4">CEDULA (Es un número entero) </text:p>
      <text:p text:style-name="P4">SEXO (1 - Masculino 2 – Femenino) </text:p>
      <text:p text:style-name="P4">TRABAJA (1 - Si trabaja 2 - No trabaja) </text:p>
      <text:p text:style-name="P4">SUELDO (Es un valor entero) </text:p>
      <text:p text:style-name="P4">Escriba el programa que permita leer y almacenar en vectores los datos solicitados, luego, calcular e imprimir:</text:p>
      <text:p text:style-name="P3"/>
      <text:p text:style-name="P3"/>
      <text:p text:style-name="P4">Porcentaje de hombres en la Universidad </text:p>
      <text:p text:style-name="P4">Porcentaje de mujeres en la Universidad </text:p>
      <text:p text:style-name="P4">Porcentaje de hombres que trabajan y sueldo promedio </text:p>
      <text:p text:style-name="P4">Porcentaje de mujeres que trabajan y sueldo promedio </text:p>
      <text:p text:style-name="P3"/>
      <text:p text:style-name="P3"/>
      <text:p text:style-name="P3">28º<text:tab/>Escriba un algoritmo que a partir de leer y almacenar en vectores el valor comercial de 20 vehículos y el tipo (familiar (1), público (2), de carga (3)), calcule y muestre su valor final con base en:</text:p>
      <text:p text:style-name="P3"/>
      <text:p text:style-name="P6">Para vehículos de valor superior a 100 millones, cobrar IVA de 20%, para los demás el IVA es del 16% </text:p>
      <text:p text:style-name="P4"/>
      <text:p text:style-name="P6">Para vehículos tipo 1, con valor hasta 50 millones, aplicar descuento equivalente al 50% del IVA cobrado </text:p>
      <text:p text:style-name="P4"/>
      <text:p text:style-name="P6">Para vehículos tipo 2 y 3, con valor superior a 80 millones, aplicar sobrecosto por impuesto de rodamiento del 5% </text:p>
      <text:p text:style-name="P6"/>
      <text:p text:style-name="P6">Para todos los vehículos, si el valor final es inferior a 80 millones, aplicar descuento adicional del 5% del valor comercial </text:p>
      <text:p text:style-name="P7"/>
      <text:p text:style-name="P7"/>
      <text:p text:style-name="P3"><text:soft-page-break/>29º<text:tab/>El Departamento de Sistemas de la UCPR cuenta con cinco salas de sistemas, cada una de ellas con 20 ordenadores. Se requiere sistematizar el proceso de reserva o cancelación de turnos para dichas salas en el horario disponible (12 a 2 pm, únicamente), los demás horarios están reservados para clases. </text:p>
      <text:p text:style-name="P3"/>
      <text:p text:style-name="P4">Construir un programa que solicite al usuario la siguiente información (sala, equipo), tanto para asignar turno como para cancelarlo. Igualmente, el programa deberá permitir conocer el número de equipos disponibles (sin asignar) por sala, y el número total de turnos asignado (todas las salas). </text:p>
      <text:p text:style-name="P4"/>
      <text:p text:style-name="P4">Tener en cuenta que el programa deberá funcionar permanentemente mostrando un menú de opciones así:</text:p>
      <text:p text:style-name="P3"/>
      <text:p text:style-name="P3"/>
      <text:p text:style-name="P8">1. Asignar o cancelar turno </text:p>
      <text:p text:style-name="P9">2. Cant<text:tab/>idad de equipos disponibles por sala </text:p>
      <text:p text:style-name="P10">3. cantidad de turnos asignados en toda la U </text:p>
      <text:p text:style-name="P11">4. Salir </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CJK SC" svg:font-family="'Noto Sans CJK SC'" style:font-pitch="variable"/>
    <style:font-face style:name="Noto Sans Mono CJK SC" svg:font-family="'Noto Sans Mono CJK SC'" style:font-family-generic="modern"/>
    <style:font-face style:name="Noto Serif CJK SC" svg:font-family="'Noto Serif CJK SC'" style:font-pitch="variable"/>
    <style:font-face style:name="Noto Serif CJK SC1" svg:font-family="'Noto Serif CJK SC'" style:font-family-generic="system" style:font-pitch="variable"/>
    <style:font-face style:name="OpenSymbol" svg:font-family="OpenSymbol, 'Arial Unicode MS'" style:font-charset="x-symbol"/>
    <style:font-face style:name="Symbol" svg:font-family="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1"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es" fo:country="ES" style:font-name-asian="Noto Serif CJK SC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iberation Serif1" fo:font-family="'Liberation Serif', 'Times New Roman'" style:font-family-generic="roman" style:font-pitch="variable" fo:font-size="14pt" fo:font-weight="bold" style:font-name-asian="Noto Serif CJK SC" style:font-family-asian="'Noto Serif CJK SC'" style:font-pitch-asian="variable" style:font-size-asian="14pt" style:font-weight-asian="bold" style:font-name-complex="FreeSans" style:font-family-complex="FreeSans" style:font-pitch-complex="variable" style:font-size-complex="14pt" style:font-weight-complex="bold"/>
    </style:style>
    <style:style style:name="WW8Num1z1" style:family="text">
      <style:text-properties style:font-name="Symbol" fo:font-family="Symbol" style:font-charset="x-symbol" style:font-name-complex="OpenSymbol" style:font-family-complex="OpenSymbol, 'Arial Unicode MS'" style:font-charset-complex="x-symbol"/>
    </style:style>
    <style:style style:name="WW8Num2z1" style:family="text">
      <style:text-properties style:font-name="Symbol" fo:font-family="Symbol" style:font-charset="x-symbol" style:font-name-complex="OpenSymbol" style:font-family-complex="OpenSymbol, 'Arial Unicode MS'" style:font-charset-complex="x-symbol"/>
    </style:style>
    <style:style style:name="WW8Num3z0" style:family="text">
      <style:text-properties style:font-name="Symbol" fo:font-family="Symbol" style:font-charset="x-symbol" style:font-name-complex="OpenSymbol" style:font-family-complex="OpenSymbol, 'Arial Unicode MS'" style:font-charset-complex="x-symbol"/>
    </style:style>
    <style:style style:name="WW8Num4z0" style:family="text">
      <style:text-properties style:font-name="Symbol" fo:font-family="Symbol" style:font-charset="x-symbol" style:font-name-complex="OpenSymbol" style:font-family-complex="OpenSymbol, 'Arial Unicode MS'" style:font-charset-complex="x-symbol"/>
    </style:style>
    <style:style style:name="Fuente_20_de_20_párrafo_20_predeter." style:display-name="Fuente de párrafo predeter."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Source_20_Text" style:display-name="Source Text" style:family="text">
      <style:text-properties style:font-name="Liberation Mono" fo:font-family="'Liberation Mono', 'Courier New'" style:font-family-generic="modern" style:font-name-asian="Noto Sans Mono CJK SC" style:font-family-asian="'Noto Sans Mono CJK SC'" style:font-family-generic-asian="modern" style:font-name-complex="Liberation Mono" style:font-family-complex="'Liberation Mono', 'Courier New'" style:font-family-generic-complex="modern"/>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bullet text:level="2" text:style-name="WW8Num1z1" loext:num-list-format="%2%."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WW8Num1z1" loext:num-list-format="%3%."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WW8Num1z1" loext:num-list-format="%4%."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WW8Num1z1" loext:num-list-format="%5%."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WW8Num1z1" loext:num-list-format="%6%."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WW8Num1z1" loext:num-list-format="%7%."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WW8Num1z1" loext:num-list-format="%8%."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WW8Num1z1" loext:num-list-format="%9%."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bullet text:level="2" text:style-name="WW8Num2z1" loext:num-list-format="%2%."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WW8Num2z1" loext:num-list-format="%4%."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WW8Num2z1" loext:num-list-format="%7%."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WW8Num3z0" loext:num-list-format="%2%."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WW8Num3z0" loext:num-list-format="%3%."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WW8Num3z0" loext:num-list-format="%5%."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WW8Num3z0" loext:num-list-format="%6%."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WW8Num3z0" loext:num-list-format="%8%."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WW8Num3z0" loext:num-list-format="%9%."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WW8Num4z0" loext:num-list-format="%2%."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WW8Num4z0" loext:num-list-format="%3%."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WW8Num4z0" loext:num-list-format="%5%."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WW8Num4z0" loext:num-list-format="%6%."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WW8Num4z0" loext:num-list-format="%8%."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WW8Num4z0" loext:num-list-format="%9%."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JERCICIOS ARRAYS</dc:title>
    <meta:initial-creator>DAI1SER</meta:initial-creator>
    <meta:creation-date>2011-12-05T08:42:00</meta:creation-date>
    <dc:date>2024-01-11T10:42:04.426284751</dc:date>
    <meta:editing-cycles>12</meta:editing-cycles>
    <meta:editing-duration>PT2H58M2S</meta:editing-duration>
    <meta:generator>LibreOffice/7.4.7.2$Linux_X86_64 LibreOffice_project/40$Build-2</meta:generator>
    <meta:document-statistic meta:table-count="0" meta:image-count="0" meta:object-count="0" meta:page-count="7" meta:paragraph-count="150" meta:word-count="1946" meta:character-count="11277" meta:non-whitespace-character-count="8980"/>
  </office:meta>
</office:document-meta>
</file>